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language-asian="ja" style:country-asian="JP"/>
    </style:style>
    <style:style style:name="P2" style:family="paragraph" style:parent-style-name="Heading_20_2">
      <style:text-properties style:language-asian="ja" style:country-asian="JP"/>
    </style:style>
    <style:style style:name="P3" style:family="paragraph" style:parent-style-name="Heading_20_3">
      <style:text-properties style:language-asian="ja" style:country-asian="JP"/>
    </style:style>
    <style:style style:name="P4" style:family="paragraph" style:parent-style-name="Heading_20_3">
      <style:text-properties fo:font-weight="normal" style:language-asian="ja" style:country-asian="JP" style:font-weight-asian="normal" style:font-weight-complex="normal"/>
    </style:style>
    <style:style style:name="P5" style:family="paragraph" style:parent-style-name="Heading_20_1">
      <style:paragraph-properties fo:break-before="page"/>
    </style:style>
    <style:style style:name="P6" style:family="paragraph" style:parent-style-name="Text_20_body">
      <style:text-properties style:language-asian="ja" style:country-asian="JP"/>
    </style:style>
    <style:style style:name="T1" style:family="text">
      <style:text-properties style:language-asian="ja" style:country-asian="J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設問ア</text:h>
      <text:h text:style-name="P2" text:outline-level="2">ITサービスの概要</text:h>
      <text:h text:style-name="P3" text:outline-level="3">S社は中堅保険会社、S社社員および代理店が使用する保険契約システムを使用している。</text:h>
      <text:h text:style-name="P3" text:outline-level="3">自社リソースの最適化とITサービスマネジメントスキルを有した専門組織によるシステム運用の安定化・最適化の観点からS社システム運用およびサービスデスク業務を外部会社にアウトソースすることにした。</text:h>
      <text:p text:style-name="P1">過去S社では、同様のインシデントが何度も発生する事態が発生しており、S社からはインシデントの再発防止などの適切な改善活動の実施が求められていた。</text:p>
      <text:h text:style-name="Heading_20_3" text:outline-level="3"/>
      <text:h text:style-name="P2" text:outline-level="2">１．２．顧客とのコミュニケーションの仕組み</text:h>
      <text:h text:style-name="P3" text:outline-level="3">S社とのコミュニケーションの仕組みは、サービスの報告プロセスで実施する月例のサービス報告会がある。</text:h>
      <text:p text:style-name="P1"/>
      <text:h text:style-name="Heading_20_3" text:outline-level="3"/>
      <text:h text:style-name="Heading_20_1" text:outline-level="1"/>
      <text:h text:style-name="P5" text:outline-level="1">設問イ</text:h>
      <text:h text:style-name="P2" text:outline-level="2">２．１．サービス目標の達成状況</text:h>
      <text:h text:style-name="P3" text:outline-level="3">　SLAで設定していた</text:h>
      <text:p text:style-name="P1"/>
      <text:p text:style-name="P1"/>
      <text:h text:style-name="P3" text:outline-level="3">工夫した点</text:h>
      <text:p text:style-name="P1">目指す姿と現状のギャップである問題とそれを取り除くことでギャップを解消できる課題をそれぞれ明示した。</text:p>
      <text:p text:style-name="P1">サービスデスクチーム、技術チームからそれぞれ若手を中心に課題解決のためのブレーンストーミングセッションを実施した。</text:p>
      <text:p text:style-name="P1">メンバー全員がアイデアを出し合う過程で、課題解決への関与と責任感を促し、チームとしての一体感を醸造する。</text:p>
      <text:p text:style-name="P1">「サービスデスクの技術レベル向上」「AIチャットボットの導入」「」</text:p>
      <text:p text:style-name="P1"/>
      <text:h text:style-name="P3" text:outline-level="3">改善の取り組み</text:h>
      <text:p text:style-name="P1">FAQの充実</text:p>
      <text:p text:style-name="P1"/>
      <text:h text:style-name="P3" text:outline-level="3"/>
      <text:p text:style-name="P1"/>
      <text:p text:style-name="P1"/>
      <text:p text:style-name="Text_20_body"/>
      <text:h text:style-name="P5" text:outline-level="1">設問ウ</text:h>
      <text:h text:style-name="P2" text:outline-level="2">良かった点</text:h>
      <text:h text:style-name="P4" text:outline-level="3">目標を達成できたので評価している</text:h>
      <text:h text:style-name="Heading_20_3" text:outline-level="3"/>
      <text:h text:style-name="P3" text:outline-level="3">悪かった点</text:h>
      <text:p text:style-name="P1">AIの誤った解答を行うことが多くなった。</text:p>
      <text:p text:style-name="P1">最新の情報が更新できていない</text:p>
      <text:h text:style-name="P3" text:outline-level="3">改善点</text:h>
      <text:p text:style-name="P1"/>
      <text:p text:style-name="P1">継続的な学習の更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85cm" fo:margin-bottom="1.997cm" fo:margin-left="1.058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58M58S</meta:editing-duration>
    <meta:editing-cycles>14</meta:editing-cycles>
    <meta:generator>OpenOffice/4.1.13$Win32 OpenOffice.org_project/4113m1$Build-9810</meta:generator>
    <dc:date>2024-04-09T22:00:50.03</dc:date>
    <meta:document-statistic meta:table-count="0" meta:image-count="0" meta:object-count="0" meta:page-count="3" meta:paragraph-count="25" meta:word-count="596" meta:character-count="605"/>
    <meta:user-defined meta:name="Info 1"/>
    <meta:user-defined meta:name="Info 2"/>
    <meta:user-defined meta:name="Info 3"/>
    <meta:user-defined meta:name="Info 4"/>
  </office:meta>
</office:document-meta>
</file>